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color="#0000FF"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color="#0000FF"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color="#0000FF" fo:font-size="14pt" style:font-size-asian="14pt" style:font-size-complex="14pt"/>
    </style:style>
    <style:style style:name="P16" style:parent-style-name="Standard" style:family="paragraph">
      <style:text-properties fo:color="#0000FF"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color="#0000FF"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color="#0000FF"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4pt" style:font-size-asian="14pt" style:font-size-complex="14pt"/>
    </style:style>
    <style:style style:name="P33" style:parent-style-name="Standard" style:family="paragraph">
      <style:text-properties fo:font-size="14pt" style:font-size-asian="14pt" style:font-size-complex="14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color="#0000FF"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color="#0000FF" fo:font-size="14pt" style:font-size-asian="14pt" style:font-size-complex="14pt"/>
    </style:style>
    <style:style style:name="T39" style:parent-style-name="Domyślnaczcionkaakapitu" style:family="text">
      <style:text-properties fo:color="#0000FF" fo:font-size="14pt" style:font-size-asian="14pt" style:font-size-complex="14pt"/>
    </style:style>
    <style:style style:name="P40" style:parent-style-name="Standard" style:family="paragraph">
      <style:text-properties fo:color="#0000FF" fo:font-size="14pt" style:font-size-asian="14pt" style:font-size-complex="14pt"/>
    </style:style>
    <style:style style:name="P41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color="#0000FF"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0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51" style:parent-style-name="Standard" style:family="paragraph">
      <style:text-properties fo:color="#0000FF"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54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55" style:parent-style-name="Standard" style:family="paragraph">
      <style:text-properties fo:font-style="italic" style:font-style-asian="italic" style:font-style-complex="italic"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Zadanie od Rolnikiem</text:p>
      <text:p text:style-name="P2"/>
      <text:p text:style-name="P3">Przed rozmową ze Sołtysem</text:p>
      <text:p text:style-name="P4">- Wybacz, nie rozmawiamy z obcymi</text:p>
      <text:p text:style-name="P5"/>
      <text:p text:style-name="P6"/>
      <text:p text:style-name="P7"/>
      <text:p text:style-name="P8">Rozmowa z rolnikiem</text:p>
      <text:p text:style-name="P9"/>
      <text:p text:style-name="P10">- Witaj</text:p>
      <text:p text:style-name="P11">- Dobry, dobry. Słyszałem o tobie, Sołtys nie ufa byle komu.</text:p>
      <text:p text:style-name="P12">- A ty?</text:p>
      <text:p text:style-name="P13">- A ja to człowiek uczciwy i dobroduszny.<text:s/>Słuchaj, bo mam prośbę, bo mój syn jest chory i nie ma mi kto pomóc przy polu. Plony małe, ale są. Potrzebuję<text:s/>dobrej duszy<text:s/>przy zebraniu rzepy. Ja już nie te lata<text:s/>i<text:s/>nie te plecy. Mogłabyś<text:s/>mi pomóc? Oczywiście ci to wynagrodzę i nawet podwójnie. Bo i złotem zapłacę, a i dobre słowo o tobie powiem Sołtysowi.</text:p>
      <text:p text:style-name="P14"/>
      <text:p text:style-name="P15">- Oczywiście pomogę ci.</text:p>
      <text:p text:style-name="P16">- Przykro mi, nie mam teraz czasu.</text:p>
      <text:p text:style-name="P17"/>
      <text:p text:style-name="P18"/>
      <text:p text:style-name="P19">MOŻLIWOŚĆ 1</text:p>
      <text:p text:style-name="P20"/>
      <text:p text:style-name="P21">- Oczywiście pomogę ci.</text:p>
      <text:p text:style-name="P22">- Dziękuje, dobra z ciebie<text:s/>dziewczyna.</text:p>
      <text:p text:style-name="P23"/>
      <text:p text:style-name="P24"/>
      <text:p text:style-name="P25"/>
      <text:p text:style-name="P26">MOŻLIWOŚĆ 2</text:p>
      <text:p text:style-name="P27"/>
      <text:p text:style-name="P28">- Przykro mi, nie mam teraz czasu.</text:p>
      <text:p text:style-name="P29">- Rozumiem, gdybyś zmieniła zdanie, to jeszcze trochę czasu ta praca mi zajmie.</text:p>
      <text:p text:style-name="P30"/>
      <text:p text:style-name="P31"/>
      <text:p text:style-name="P32">Koniec Rozmowy</text:p>
      <text:p text:style-name="P33"/>
      <text:p text:style-name="P34">Gdy nie zgodzimy się od razu, a przyjdziemy znów do rolnika.</text:p>
      <text:p text:style-name="P35">- Witaj.</text:p>
      <text:p text:style-name="P36">- Dobry, dobry.</text:p>
      <text:p text:style-name="P37"/>
      <text:p text:style-name="P38">- Potrzebujesz jeszcze pomocy?</text:p>
      <text:p text:style-name="Standard"><text:span text:style-name="T39">- Musze już iść.</text:span></text:p>
      <text:p text:style-name="P40">- Musze już iść.</text:p>
      <text:soft-page-break/>
      <text:p text:style-name="P41">Koniec Rozmowy</text:p>
      <text:p text:style-name="P42"/>
      <text:p text:style-name="P43"/>
      <text:p text:style-name="P44">- Potrzebujesz jeszcze pomocy?</text:p>
      <text:p text:style-name="P45">- Jeszcze, trochę plonów do zebrania zostało. Przyda się każda pomoc</text:p>
      <text:p text:style-name="P46"/>
      <text:p text:style-name="P47"/>
      <text:p text:style-name="P48"/>
      <text:p text:style-name="P49">Po wykonaniu zadania</text:p>
      <text:p text:style-name="P50"/>
      <text:p text:style-name="P51">- Zebrałam już plony, o to one.</text:p>
      <text:p text:style-name="P52">- Dziękuję za<text:s/>pomoc. Proszę weź tą skromną sakiewkę. A i zaraz też pójdę do Sołtysa i wspomnę kilka dobrych słów o tobie.</text:p>
      <text:p text:style-name="P53"/>
      <text:p text:style-name="P54">Otrzymujemy trochę złota</text:p>
      <text:p text:style-name="P55">Koniec Rozmowy</text:p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ur Kwas</dc:creator>
    <meta:creation-date>2019-03-31T19:53:00Z</meta:creation-date>
    <dc:date>2019-05-07T09:39:00Z</dc:date>
    <meta:template xlink:href="Normal" xlink:type="simple"/>
    <meta:editing-cycles>2</meta:editing-cycles>
    <meta:editing-duration>PT360S</meta:editing-duration>
    <meta:document-statistic meta:page-count="2" meta:paragraph-count="2" meta:word-count="187" meta:character-count="1309" meta:row-count="9" meta:non-whitespace-character-count="1124"/>
  </office:meta>
</office:document-meta>
</file>